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6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4.7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3.6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2.6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12" style:family="graphic" style:parent-style-name="standard">
      <style:graphic-properties draw:marker-start="" draw:marker-end="Arrow" draw:textarea-vertical-align="middl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stroke="dash" draw:stroke-dash="Ultrafine_20_Dashed" draw:marker-end="Arrow" draw:textarea-vertical-align="middle"/>
    </style:style>
    <style:style style:name="gr15" style:family="graphic" style:parent-style-name="standard">
      <style:graphic-properties draw:stroke="dash" draw:stroke-dash="Fine_20_Dashed" svg:stroke-opacity="100%" draw:fill="none" draw:opacity="100%" draw:opacity-name="" draw:textarea-horizontal-align="justify" draw:textarea-vertical-align="middle" draw:auto-grow-height="false" fo:min-height="3.75cm" fo:min-width="12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8.95cm" fo:min-width="7.1cm"/>
    </style:style>
    <style:style style:name="gr1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65cm" fo:min-width="18.5cm"/>
    </style:style>
    <style:style style:name="gr1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75cm" fo:min-width="9.2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7cm" svg:height="1.9cm" svg:x="6.2cm" svg:y="9.6cm">
          <text:p text:style-name="P1">CollD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7cm" svg:x="16.3cm" svg:y="15.6cm">
          <text:p text:style-name="P1">Lifetim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1cm" svg:height="1.6cm" svg:x="6cm" svg:y="12.9cm">
          <text:p text:style-name="P1">CollResp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2cm" svg:height="1.6cm" svg:x="3cm" svg:y="2.7cm">
          <text:p text:style-name="P1">MotionControl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cm" svg:height="1.3cm" svg:x="6.2cm" svg:y="6.7cm">
          <text:p text:style-name="P1">Mo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4cm" svg:height="1.3cm" svg:x="1.7cm" svg:y="16.9cm">
          <text:p text:style-name="P1">Partic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cm" svg:height="1.3cm" svg:x="12.3cm" svg:y="15.7cm">
          <text:p text:style-name="P1">Respawn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4.1cm" svg:height="1.4cm" svg:x="14.5cm" svg:y="20.5cm">
          <text:p text:style-name="P1">Scoreboard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3.1cm" svg:height="1.2cm" svg:x="9.7cm" svg:y="2.6cm">
          <text:p text:style-name="P1">Shoot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3.8cm" svg:height="1.2cm" svg:x="9.9cm" svg:y="20.7cm">
          <text:p text:style-name="P1">TagCount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3.4cm" svg:height="1.3cm" svg:x="6.5cm" svg:y="23.2cm">
          <text:p text:style-name="P1">Texture</text:p>
          <draw:enhanced-geometry svg:viewBox="0 0 21600 21600" draw:type="rectangle" draw:enhanced-path="M 0 0 L 21600 0 21600 21600 0 21600 0 0 Z N"/>
        </draw:custom-shape>
        <draw:connector draw:style-name="gr12" draw:text-style-name="P1" draw:layer="controls" svg:x1="8.05cm" svg:y1="11.5cm" svg:x2="8.05cm" svg:y2="12.9cm" draw:start-shape="id1" draw:start-glue-point="2" draw:end-shape="id2" draw:end-glue-point="0" svg:d="M8050 11500v1400" svg:viewBox="0 0 1 1401">
          <text:p/>
        </draw:connector>
        <draw:connector draw:style-name="gr13" draw:text-style-name="P1" draw:layer="controls" svg:x1="8.1cm" svg:y1="8cm" svg:x2="8.05cm" svg:y2="9.6cm" draw:start-shape="id3" draw:start-glue-point="2" draw:end-shape="id1" draw:end-glue-point="0" svg:d="M8100 8000v800h-50v800" svg:viewBox="0 0 51 1601">
          <text:p/>
        </draw:connector>
        <draw:connector draw:style-name="gr14" draw:text-style-name="P1" draw:layer="controls" svg:x1="8.05cm" svg:y1="14.5cm" svg:x2="16.55cm" svg:y2="20.5cm" draw:start-shape="id2" draw:start-glue-point="2" draw:end-shape="id4" draw:end-glue-point="0" svg:d="M8050 14500v3000h8500v3000" svg:viewBox="0 0 8501 6001">
          <text:p/>
        </draw:connector>
        <draw:connector draw:style-name="gr14" draw:text-style-name="P1" draw:layer="controls" draw:line-skew="-3.65cm" svg:x1="8.1cm" svg:y1="8cm" svg:x2="3.9cm" svg:y2="16.9cm" draw:start-shape="id3" draw:start-glue-point="2" draw:end-shape="id5" draw:end-glue-point="0" svg:d="M8100 8000v800h-4200v8100" svg:viewBox="0 0 4201 8901">
          <text:p/>
        </draw:connector>
        <draw:connector draw:style-name="gr13" draw:text-style-name="P1" draw:layer="controls" svg:x1="5.6cm" svg:y1="4.3cm" svg:x2="8.1cm" svg:y2="6.7cm" draw:start-shape="id6" draw:start-glue-point="2" draw:end-shape="id3" draw:end-glue-point="0" svg:d="M5600 4300v1200h2500v1200" svg:viewBox="0 0 2501 2401">
          <text:p/>
        </draw:connector>
        <draw:connector draw:style-name="gr13" draw:text-style-name="P1" draw:layer="controls" svg:x1="11.25cm" svg:y1="3.8cm" svg:x2="8.1cm" svg:y2="6.7cm" draw:start-shape="id7" draw:start-glue-point="2" draw:end-shape="id3" draw:end-glue-point="0" svg:d="M11250 3800v1450h-3150v1450" svg:viewBox="0 0 3151 2901">
          <text:p/>
        </draw:connector>
        <draw:connector draw:style-name="gr14" draw:text-style-name="P1" draw:layer="controls" svg:x1="8.05cm" svg:y1="14.5cm" svg:x2="11.8cm" svg:y2="20.7cm" draw:start-shape="id2" draw:start-glue-point="2" draw:end-shape="id8" draw:end-glue-point="0" svg:d="M8050 14500v3100h3750v3100" svg:viewBox="0 0 3751 6201">
          <text:p/>
        </draw:connector>
        <draw:connector draw:style-name="gr14" draw:text-style-name="P1" draw:layer="controls" svg:x1="8.05cm" svg:y1="14.5cm" svg:x2="8.2cm" svg:y2="23.2cm" draw:start-shape="id2" draw:start-glue-point="2" draw:end-shape="id9" draw:end-glue-point="0" svg:d="M8050 14500v4350h150v4350" svg:viewBox="0 0 151 8701">
          <text:p/>
        </draw:connector>
        <draw:custom-shape draw:style-name="gr15" draw:text-style-name="P2" draw:layer="controls" svg:width="12.9cm" svg:height="4cm" svg:x="1.8cm" svg:y="1.7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controls" svg:width="1.912cm" svg:height="0.962cm" svg:x="15.8cm" svg:y="2.4cm">
          <draw:text-box>
            <text:p>Input</text:p>
          </draw:text-box>
        </draw:frame>
        <draw:custom-shape draw:style-name="gr17" draw:text-style-name="P4" draw:layer="controls" svg:width="7.6cm" svg:height="9.2cm" svg:x="4.5cm" svg:y="6.2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controls" svg:width="2.686cm" svg:height="0.962cm" svg:x="12.9cm" svg:y="7.2cm">
          <draw:text-box>
            <text:p>Physics</text:p>
          </draw:text-box>
        </draw:frame>
        <draw:custom-shape draw:style-name="gr18" draw:text-style-name="P4" draw:layer="controls" svg:width="19cm" svg:height="6.9cm" svg:x="1.4cm" svg:y="15.3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controls" svg:width="2.542cm" svg:height="0.962cm" svg:x="2.6cm" svg:y="20.6cm">
          <draw:text-box>
            <text:p>Update</text:p>
          </draw:text-box>
        </draw:frame>
        <draw:custom-shape draw:style-name="gr19" draw:text-style-name="P4" draw:layer="controls" svg:width="9.7cm" svg:height="3cm" svg:x="3.5cm" svg:y="22.7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controls" svg:width="2.576cm" svg:height="0.962cm" svg:x="14.6cm" svg:y="24.2cm">
          <draw:text-box>
            <text:p>Rende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9T21:04:00.700000000</meta:creation-date>
    <dc:date>2019-10-19T21:20:43.547000000</dc:date>
    <meta:editing-duration>PT6M19S</meta:editing-duration>
    <meta:editing-cycles>1</meta:editing-cycles>
    <meta:document-statistic meta:object-count="27"/>
    <meta:generator>LibreOffice/6.3.0.4$Windows_X86_64 LibreOffice_project/057fc023c990d676a43019934386b85b21a9ee99</meta:generator>
  </office:meta>
</office:document-meta>
</file>